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1.559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785cm"/>
    </style:style>
    <style:style style:name="co5" style:family="table-column">
      <style:table-column-properties fo:break-before="auto" style:column-width="2.24cm"/>
    </style:style>
    <style:style style:name="co6" style:family="table-column">
      <style:table-column-properties fo:break-before="auto" style:column-width="1.752cm"/>
    </style:style>
    <style:style style:name="co7" style:family="table-column">
      <style:table-column-properties fo:break-before="auto" style:column-width="3.194cm"/>
    </style:style>
    <style:style style:name="co8" style:family="table-column">
      <style:table-column-properties fo:break-before="auto" style:column-width="2.731cm"/>
    </style:style>
    <style:style style:name="co9" style:family="table-column">
      <style:table-column-properties fo:break-before="auto" style:column-width="1.859cm"/>
    </style:style>
    <style:style style:name="co10" style:family="table-column">
      <style:table-column-properties fo:break-before="auto" style:column-width="0.688cm"/>
    </style:style>
    <style:style style:name="co11" style:family="table-column">
      <style:table-column-properties fo:break-before="auto" style:column-width="3.004cm"/>
    </style:style>
    <style:style style:name="co12" style:family="table-column">
      <style:table-column-properties fo:break-before="auto" style:column-width="2.133cm"/>
    </style:style>
    <style:style style:name="co13" style:family="table-column">
      <style:table-column-properties fo:break-before="auto" style:column-width="3.03cm"/>
    </style:style>
    <style:style style:name="co14" style:family="table-column">
      <style:table-column-properties fo:break-before="auto" style:column-width="2.159cm"/>
    </style:style>
    <style:style style:name="co15" style:family="table-column">
      <style:table-column-properties fo:break-before="auto" style:column-width="1.478cm"/>
    </style:style>
    <style:style style:name="co16" style:family="table-column">
      <style:table-column-properties fo:break-before="auto" style:column-width="1.969cm"/>
    </style:style>
    <style:style style:name="co17" style:family="table-column">
      <style:table-column-properties fo:break-before="auto" style:column-width="2.432cm"/>
    </style:style>
    <style:style style:name="co18" style:family="table-column">
      <style:table-column-properties fo:break-before="auto" style:column-width="2.187cm"/>
    </style:style>
    <style:style style:name="co19" style:family="table-column">
      <style:table-column-properties fo:break-before="auto" style:column-width="1.669cm"/>
    </style:style>
    <style:style style:name="co20" style:family="table-column">
      <style:table-column-properties fo:break-before="auto" style:column-width="2.05cm"/>
    </style:style>
    <style:style style:name="co21" style:family="table-column">
      <style:table-column-properties fo:break-before="auto" style:column-width="2.323cm"/>
    </style:style>
    <style:style style:name="co22" style:family="table-column">
      <style:table-column-properties fo:break-before="auto" style:column-width="2.104cm"/>
    </style:style>
    <style:style style:name="co23" style:family="table-column">
      <style:table-column-properties fo:break-before="auto" style:column-width="2.895cm"/>
    </style:style>
    <style:style style:name="co24" style:family="table-column">
      <style:table-column-properties fo:break-before="auto" style:column-width="2.54cm"/>
    </style:style>
    <style:style style:name="co25" style:family="table-column">
      <style:table-column-properties fo:break-before="auto" style:column-width="2.459cm"/>
    </style:style>
    <style:style style:name="co26" style:family="table-column">
      <style:table-column-properties fo:break-before="auto" style:column-width="1.778cm"/>
    </style:style>
    <style:style style:name="co27" style:family="table-column">
      <style:table-column-properties fo:break-before="auto" style:column-width="2.813cm"/>
    </style:style>
    <style:style style:name="co28" style:family="table-column">
      <style:table-column-properties fo:break-before="auto" style:column-width="2.295cm"/>
    </style:style>
    <style:style style:name="co29" style:family="table-column">
      <style:table-column-properties fo:break-before="auto" style:column-width="2.268cm"/>
    </style:style>
    <style:style style:name="co30" style:family="table-column">
      <style:table-column-properties fo:break-before="auto" style:column-width="3.411cm"/>
    </style:style>
    <style:style style:name="co31" style:family="table-column">
      <style:table-column-properties fo:break-before="auto" style:column-width="1.642cm"/>
    </style:style>
    <style:style style:name="co32" style:family="table-column">
      <style:table-column-properties fo:break-before="auto" style:column-width="2.921cm"/>
    </style:style>
    <style:style style:name="co33" style:family="table-column">
      <style:table-column-properties fo:break-before="auto" style:column-width="3.276cm"/>
    </style:style>
    <style:style style:name="co34" style:family="table-column">
      <style:table-column-properties fo:break-before="auto" style:column-width="2.84cm"/>
    </style:style>
    <style:style style:name="co35" style:family="table-column">
      <style:table-column-properties fo:break-before="auto" style:column-width="2.649cm"/>
    </style:style>
    <style:style style:name="co36" style:family="table-column">
      <style:table-column-properties fo:break-before="auto" style:column-width="2.676cm"/>
    </style:style>
    <style:style style:name="co3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oss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1" table:default-cell-style-name="Default"/>
        <table:table-column table:style-name="co22" table:default-cell-style-name="Default"/>
        <table:table-column table:style-name="co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19" table:default-cell-style-name="Default"/>
        <table:table-column table:style-name="co27" table:default-cell-style-name="Default"/>
        <table:table-column table:style-name="co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" table:default-cell-style-name="Default"/>
        <table:table-column table:style-name="co31" table:number-columns-repeated="2" table:default-cell-style-name="Default"/>
        <table:table-column table:style-name="co1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34" table:default-cell-style-name="Default"/>
        <table:table-column table:style-name="co24" table:default-cell-style-name="Default"/>
        <table:table-column table:style-name="co35" table:default-cell-style-name="Default"/>
        <table:table-column table:style-name="co27" table:default-cell-style-name="Default"/>
        <table:table-column table:style-name="co36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batch</text:p>
          </table:table-cell>
          <table:table-cell office:value-type="string" calcext:value-type="string">
            <text:p>gvt</text:p>
          </table:table-cell>
          <table:table-cell office:value-type="string" calcext:value-type="string">
            <text:p>total_pe</text:p>
          </table:table-cell>
          <table:table-cell office:value-type="string" calcext:value-type="string">
            <text:p>total_kp</text:p>
          </table:table-cell>
          <table:table-cell office:value-type="string" calcext:value-type="string">
            <text:p>total_lp</text:p>
          </table:table-cell>
          <table:table-cell office:value-type="string" calcext:value-type="string">
            <text:p>end_ts</text:p>
          </table:table-cell>
          <table:table-cell office:value-type="string" calcext:value-type="string">
            <text:p>mapping</text:p>
          </table:table-cell>
          <table:table-cell office:value-type="string" calcext:value-type="string">
            <text:p>model_events</text:p>
          </table:table-cell>
          <table:table-cell office:value-type="string" calcext:value-type="string">
            <text:p>network_events</text:p>
          </table:table-cell>
          <table:table-cell office:value-type="string" calcext:value-type="string">
            <text:p>total_events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events_processed</text:p>
          </table:table-cell>
          <table:table-cell office:value-type="string" calcext:value-type="string">
            <text:p>events_aborted</text:p>
          </table:table-cell>
          <table:table-cell office:value-type="string" calcext:value-type="string">
            <text:p>events_rb</text:p>
          </table:table-cell>
          <table:table-cell office:value-type="string" calcext:value-type="string">
            <text:p>pe_event_ties</text:p>
          </table:table-cell>
          <table:table-cell office:value-type="string" calcext:value-type="string">
            <text:p>eff</text:p>
          </table:table-cell>
          <table:table-cell office:value-type="string" calcext:value-type="string">
            <text:p>send_loc_remote</text:p>
          </table:table-cell>
          <table:table-cell office:value-type="string" calcext:value-type="string">
            <text:p>percent_loc</text:p>
          </table:table-cell>
          <table:table-cell office:value-type="string" calcext:value-type="string">
            <text:p>send_net_remote</text:p>
          </table:table-cell>
          <table:table-cell office:value-type="string" calcext:value-type="string">
            <text:p>percent_net</text:p>
          </table:table-cell>
          <table:table-cell office:value-type="string" calcext:value-type="string">
            <text:p>rb_total</text:p>
          </table:table-cell>
          <table:table-cell office:value-type="string" calcext:value-type="string">
            <text:p>rb_primary</text:p>
          </table:table-cell>
          <table:table-cell office:value-type="string" calcext:value-type="string">
            <text:p>rb_secondary</text:p>
          </table:table-cell>
          <table:table-cell office:value-type="string" calcext:value-type="string">
            <text:p>fc_attempts</text:p>
          </table:table-cell>
          <table:table-cell office:value-type="string" calcext:value-type="string">
            <text:p>num_gvt</text:p>
          </table:table-cell>
          <table:table-cell office:value-type="string" calcext:value-type="string">
            <text:p>net_events</text:p>
          </table:table-cell>
          <table:table-cell office:value-type="string" calcext:value-type="string">
            <text:p>event_rate</text:p>
          </table:table-cell>
          <table:table-cell office:value-type="string" calcext:value-type="string">
            <text:p>events_past_end</text:p>
          </table:table-cell>
          <table:table-cell office:value-type="string" calcext:value-type="string">
            <text:p>event_alloc</text:p>
          </table:table-cell>
          <table:table-cell office:value-type="string" calcext:value-type="string">
            <text:p>memory_alloc</text:p>
          </table:table-cell>
          <table:table-cell office:value-type="string" calcext:value-type="string">
            <text:p>memory_wasted</text:p>
          </table:table-cell>
          <table:table-cell office:value-type="string" calcext:value-type="string">
            <text:p>remote_sends</text:p>
          </table:table-cell>
          <table:table-cell office:value-type="string" calcext:value-type="string">
            <text:p>remote_recvs</text:p>
          </table:table-cell>
          <table:table-cell office:value-type="string" calcext:value-type="string">
            <text:p>pe_struct</text:p>
          </table:table-cell>
          <table:table-cell office:value-type="string" calcext:value-type="string">
            <text:p>kp_struct</text:p>
          </table:table-cell>
          <table:table-cell office:value-type="string" calcext:value-type="string">
            <text:p>lp_struct</text:p>
          </table:table-cell>
          <table:table-cell office:value-type="string" calcext:value-type="string">
            <text:p>lp_model_struct</text:p>
          </table:table-cell>
          <table:table-cell office:value-type="string" calcext:value-type="string">
            <text:p>lp_rngs</text:p>
          </table:table-cell>
          <table:table-cell office:value-type="string" calcext:value-type="string">
            <text:p>total_lp_size</text:p>
          </table:table-cell>
          <table:table-cell office:value-type="string" calcext:value-type="string">
            <text:p>event_struct</text:p>
          </table:table-cell>
          <table:table-cell office:value-type="string" calcext:value-type="string">
            <text:p>event_struct_model</text:p>
          </table:table-cell>
          <table:table-cell office:value-type="string" calcext:value-type="string">
            <text:p>init_time</text:p>
          </table:table-cell>
          <table:table-cell office:value-type="string" calcext:value-type="string">
            <text:p>pq_time</text:p>
          </table:table-cell>
          <table:table-cell office:value-type="string" calcext:value-type="string">
            <text:p>avl_time</text:p>
          </table:table-cell>
          <table:table-cell office:value-type="string" calcext:value-type="string">
            <text:p>lz4_time</text:p>
          </table:table-cell>
          <table:table-cell office:value-type="string" calcext:value-type="string">
            <text:p>buddy_time</text:p>
          </table:table-cell>
          <table:table-cell office:value-type="string" calcext:value-type="string">
            <text:p>event_proc_time</text:p>
          </table:table-cell>
          <table:table-cell office:value-type="string" calcext:value-type="string">
            <text:p>event_cancel_time</text:p>
          </table:table-cell>
          <table:table-cell office:value-type="string" calcext:value-type="string">
            <text:p>event_abort_time</text:p>
          </table:table-cell>
          <table:table-cell office:value-type="string" calcext:value-type="string">
            <text:p>gvt_time</text:p>
          </table:table-cell>
          <table:table-cell office:value-type="string" calcext:value-type="string">
            <text:p>fc_time</text:p>
          </table:table-cell>
          <table:table-cell office:value-type="string" calcext:value-type="string">
            <text:p>primary_rb_time</text:p>
          </table:table-cell>
          <table:table-cell office:value-type="string" calcext:value-type="string">
            <text:p>net_read_time</text:p>
          </table:table-cell>
          <table:table-cell office:value-type="string" calcext:value-type="string">
            <text:p>net_other_time</text:p>
          </table:table-cell>
          <table:table-cell office:value-type="string" calcext:value-type="string">
            <text:p>inst_comp_time</text:p>
          </table:table-cell>
          <table:table-cell office:value-type="string" calcext:value-type="string">
            <text:p>inst_write_time</text:p>
          </table:table-cell>
          <table:table-cell office:value-type="string" calcext:value-type="string">
            <text:p>total_tim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83.4905" calcext:value-type="float">
            <text:p>183.4905</text:p>
          </table:table-cell>
          <table:table-cell office:value-type="float" office:value="1875038719" calcext:value-type="float">
            <text:p>187503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8099" calcext:value-type="float">
            <text:p>138099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218724.52" calcext:value-type="float">
            <text:p>10218724.52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29300" calcext:value-type="float">
            <text:p>1429300</text:p>
          </table:table-cell>
          <table:table-cell office:value-type="float" office:value="437" calcext:value-type="float">
            <text:p>437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363" calcext:value-type="float">
            <text:p>6.3363</text:p>
          </table:table-cell>
          <table:table-cell office:value-type="float" office:value="56.6341" calcext:value-type="float">
            <text:p>56.63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.1064" calcext:value-type="float">
            <text:p>98.1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.3699" calcext:value-type="float">
            <text:p>54.36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1759" calcext:value-type="float">
            <text:p>14.1759</text:p>
          </table:table-cell>
          <table:table-cell office:value-type="float" office:value="0.6965" calcext:value-type="float">
            <text:p>0.69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.4981" calcext:value-type="float">
            <text:p>183.49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73.168" calcext:value-type="float">
            <text:p>173.168</text:p>
          </table:table-cell>
          <table:table-cell office:value-type="float" office:value="1875038719" calcext:value-type="float">
            <text:p>187503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048" calcext:value-type="float">
            <text:p>70048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827859.68" calcext:value-type="float">
            <text:p>10827859.68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29300" calcext:value-type="float">
            <text:p>1429300</text:p>
          </table:table-cell>
          <table:table-cell office:value-type="float" office:value="437" calcext:value-type="float">
            <text:p>437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56" calcext:value-type="float">
            <text:p>6.356</text:p>
          </table:table-cell>
          <table:table-cell office:value-type="float" office:value="58.306" calcext:value-type="float">
            <text:p>58.3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.6787" calcext:value-type="float">
            <text:p>100.67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.1188" calcext:value-type="float">
            <text:p>51.11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3025" calcext:value-type="float">
            <text:p>8.3025</text:p>
          </table:table-cell>
          <table:table-cell office:value-type="float" office:value="0.6977" calcext:value-type="float">
            <text:p>0.69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.1752" calcext:value-type="float">
            <text:p>173.175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67.6125" calcext:value-type="float">
            <text:p>167.6125</text:p>
          </table:table-cell>
          <table:table-cell office:value-type="float" office:value="1875038719" calcext:value-type="float">
            <text:p>187503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020" calcext:value-type="float">
            <text:p>36020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1186747.12" calcext:value-type="float">
            <text:p>11186747.12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29300" calcext:value-type="float">
            <text:p>1429300</text:p>
          </table:table-cell>
          <table:table-cell office:value-type="float" office:value="437" calcext:value-type="float">
            <text:p>437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286" calcext:value-type="float">
            <text:p>6.3286</text:p>
          </table:table-cell>
          <table:table-cell office:value-type="float" office:value="56.4782" calcext:value-type="float">
            <text:p>56.47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.5409" calcext:value-type="float">
            <text:p>98.54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9895" calcext:value-type="float">
            <text:p>48.98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2087" calcext:value-type="float">
            <text:p>5.2087</text:p>
          </table:table-cell>
          <table:table-cell office:value-type="float" office:value="0.6752" calcext:value-type="float">
            <text:p>0.67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.6195" calcext:value-type="float">
            <text:p>167.619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60.6356" calcext:value-type="float">
            <text:p>160.6356</text:p>
          </table:table-cell>
          <table:table-cell office:value-type="float" office:value="1875038719" calcext:value-type="float">
            <text:p>187503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759" calcext:value-type="float">
            <text:p>18759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1672621.48" calcext:value-type="float">
            <text:p>11672621.48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29300" calcext:value-type="float">
            <text:p>1429300</text:p>
          </table:table-cell>
          <table:table-cell office:value-type="float" office:value="437" calcext:value-type="float">
            <text:p>437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268" calcext:value-type="float">
            <text:p>6.3268</text:p>
          </table:table-cell>
          <table:table-cell office:value-type="float" office:value="56.4103" calcext:value-type="float">
            <text:p>56.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.0911" calcext:value-type="float">
            <text:p>98.09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0069" calcext:value-type="float">
            <text:p>44.00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861" calcext:value-type="float">
            <text:p>3.7861</text:p>
          </table:table-cell>
          <table:table-cell office:value-type="float" office:value="0.6742" calcext:value-type="float">
            <text:p>0.67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.6423" calcext:value-type="float">
            <text:p>160.642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58.8864" calcext:value-type="float">
            <text:p>158.8864</text:p>
          </table:table-cell>
          <table:table-cell office:value-type="float" office:value="1875038719" calcext:value-type="float">
            <text:p>187503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480" calcext:value-type="float">
            <text:p>10480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1801127.32" calcext:value-type="float">
            <text:p>11801127.32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29300" calcext:value-type="float">
            <text:p>1429300</text:p>
          </table:table-cell>
          <table:table-cell office:value-type="float" office:value="437" calcext:value-type="float">
            <text:p>437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633" calcext:value-type="float">
            <text:p>6.3633</text:p>
          </table:table-cell>
          <table:table-cell office:value-type="float" office:value="56.4099" calcext:value-type="float">
            <text:p>56.40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.1713" calcext:value-type="float">
            <text:p>98.17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2637" calcext:value-type="float">
            <text:p>43.26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685" calcext:value-type="float">
            <text:p>3.0685</text:p>
          </table:table-cell>
          <table:table-cell office:value-type="float" office:value="0.6709" calcext:value-type="float">
            <text:p>0.67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.893" calcext:value-type="float">
            <text:p>158.893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57.5505" calcext:value-type="float">
            <text:p>157.5505</text:p>
          </table:table-cell>
          <table:table-cell office:value-type="float" office:value="1875038719" calcext:value-type="float">
            <text:p>187503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04" calcext:value-type="float">
            <text:p>6704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1901190.06" calcext:value-type="float">
            <text:p>11901190.06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29300" calcext:value-type="float">
            <text:p>1429300</text:p>
          </table:table-cell>
          <table:table-cell office:value-type="float" office:value="437" calcext:value-type="float">
            <text:p>437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285" calcext:value-type="float">
            <text:p>6.3285</text:p>
          </table:table-cell>
          <table:table-cell office:value-type="float" office:value="56.4089" calcext:value-type="float">
            <text:p>56.40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.2059" calcext:value-type="float">
            <text:p>98.20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3788" calcext:value-type="float">
            <text:p>42.37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14" calcext:value-type="float">
            <text:p>2.714</text:p>
          </table:table-cell>
          <table:table-cell office:value-type="float" office:value="0.6592" calcext:value-type="float">
            <text:p>0.6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.5571" calcext:value-type="float">
            <text:p>157.557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56.9008" calcext:value-type="float">
            <text:p>156.9008</text:p>
          </table:table-cell>
          <table:table-cell office:value-type="float" office:value="1875038719" calcext:value-type="float">
            <text:p>187503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07" calcext:value-type="float">
            <text:p>5007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1950474.25" calcext:value-type="float">
            <text:p>11950474.25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29300" calcext:value-type="float">
            <text:p>1429300</text:p>
          </table:table-cell>
          <table:table-cell office:value-type="float" office:value="437" calcext:value-type="float">
            <text:p>437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475" calcext:value-type="float">
            <text:p>6.3475</text:p>
          </table:table-cell>
          <table:table-cell office:value-type="float" office:value="56.281" calcext:value-type="float">
            <text:p>56.2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7.9252" calcext:value-type="float">
            <text:p>97.9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0386" calcext:value-type="float">
            <text:p>42.03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432" calcext:value-type="float">
            <text:p>2.5432</text:p>
          </table:table-cell>
          <table:table-cell office:value-type="float" office:value="0.6526" calcext:value-type="float">
            <text:p>0.6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.9073" calcext:value-type="float">
            <text:p>156.907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56.5174" calcext:value-type="float">
            <text:p>156.5174</text:p>
          </table:table-cell>
          <table:table-cell office:value-type="float" office:value="1875038719" calcext:value-type="float">
            <text:p>187503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77" calcext:value-type="float">
            <text:p>4077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1979742.7" calcext:value-type="float">
            <text:p>11979742.7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29300" calcext:value-type="float">
            <text:p>1429300</text:p>
          </table:table-cell>
          <table:table-cell office:value-type="float" office:value="437" calcext:value-type="float">
            <text:p>437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489" calcext:value-type="float">
            <text:p>6.3489</text:p>
          </table:table-cell>
          <table:table-cell office:value-type="float" office:value="56.3081" calcext:value-type="float">
            <text:p>56.30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.015" calcext:value-type="float">
            <text:p>98.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9628" calcext:value-type="float">
            <text:p>41.96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16" calcext:value-type="float">
            <text:p>2.416</text:p>
          </table:table-cell>
          <table:table-cell office:value-type="float" office:value="0.6469" calcext:value-type="float">
            <text:p>0.64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.524" calcext:value-type="float">
            <text:p>156.52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56.606" calcext:value-type="float">
            <text:p>156.606</text:p>
          </table:table-cell>
          <table:table-cell office:value-type="float" office:value="1875038719" calcext:value-type="float">
            <text:p>187503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2" calcext:value-type="float">
            <text:p>4002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1972968.82" calcext:value-type="float">
            <text:p>11972968.82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29300" calcext:value-type="float">
            <text:p>1429300</text:p>
          </table:table-cell>
          <table:table-cell office:value-type="float" office:value="437" calcext:value-type="float">
            <text:p>437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343" calcext:value-type="float">
            <text:p>6.3343</text:p>
          </table:table-cell>
          <table:table-cell office:value-type="float" office:value="56.3283" calcext:value-type="float">
            <text:p>56.32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.1553" calcext:value-type="float">
            <text:p>98.15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8433" calcext:value-type="float">
            <text:p>41.84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47" calcext:value-type="float">
            <text:p>2.247</text:p>
          </table:table-cell>
          <table:table-cell office:value-type="float" office:value="1.0214" calcext:value-type="float">
            <text:p>1.0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.6125" calcext:value-type="float">
            <text:p>156.6125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58.1389" calcext:value-type="float">
            <text:p>158.1389</text:p>
          </table:table-cell>
          <table:table-cell office:value-type="float" office:value="1875038719" calcext:value-type="float">
            <text:p>187503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2" calcext:value-type="float">
            <text:p>4002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1856909.86" calcext:value-type="float">
            <text:p>11856909.86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29300" calcext:value-type="float">
            <text:p>1429300</text:p>
          </table:table-cell>
          <table:table-cell office:value-type="float" office:value="437" calcext:value-type="float">
            <text:p>437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7.0582" calcext:value-type="float">
            <text:p>7.0582</text:p>
          </table:table-cell>
          <table:table-cell office:value-type="float" office:value="56.3322" calcext:value-type="float">
            <text:p>56.33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.4705" calcext:value-type="float">
            <text:p>98.47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177" calcext:value-type="float">
            <text:p>43.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854" calcext:value-type="float">
            <text:p>2.3854</text:p>
          </table:table-cell>
          <table:table-cell office:value-type="float" office:value="1.4814" calcext:value-type="float">
            <text:p>1.48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.1455" calcext:value-type="float">
            <text:p>158.14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80.2886" calcext:value-type="float">
            <text:p>180.2886</text:p>
          </table:table-cell>
          <table:table-cell office:value-type="float" office:value="1875038719" calcext:value-type="float">
            <text:p>187503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048" calcext:value-type="float">
            <text:p>70048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400207.93" calcext:value-type="float">
            <text:p>10400207.93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29300" calcext:value-type="float">
            <text:p>1429300</text:p>
          </table:table-cell>
          <table:table-cell office:value-type="float" office:value="437" calcext:value-type="float">
            <text:p>437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501" calcext:value-type="float">
            <text:p>6.3501</text:p>
          </table:table-cell>
          <table:table-cell office:value-type="float" office:value="56.5988" calcext:value-type="float">
            <text:p>56.59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.0839" calcext:value-type="float">
            <text:p>98.08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.3392" calcext:value-type="float">
            <text:p>51.33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9576" calcext:value-type="float">
            <text:p>14.9576</text:p>
          </table:table-cell>
          <table:table-cell office:value-type="float" office:value="0.6974" calcext:value-type="float">
            <text:p>0.69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.2961" calcext:value-type="float">
            <text:p>180.29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69.817" calcext:value-type="float">
            <text:p>169.817</text:p>
          </table:table-cell>
          <table:table-cell office:value-type="float" office:value="1875038719" calcext:value-type="float">
            <text:p>187503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020" calcext:value-type="float">
            <text:p>36020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1041524.56" calcext:value-type="float">
            <text:p>11041524.56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29300" calcext:value-type="float">
            <text:p>1429300</text:p>
          </table:table-cell>
          <table:table-cell office:value-type="float" office:value="437" calcext:value-type="float">
            <text:p>437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56" calcext:value-type="float">
            <text:p>6.356</text:p>
          </table:table-cell>
          <table:table-cell office:value-type="float" office:value="56.5185" calcext:value-type="float">
            <text:p>56.51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.1532" calcext:value-type="float">
            <text:p>98.15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5303" calcext:value-type="float">
            <text:p>47.53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4502" calcext:value-type="float">
            <text:p>8.4502</text:p>
          </table:table-cell>
          <table:table-cell office:value-type="float" office:value="0.7043" calcext:value-type="float">
            <text:p>0.70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.8241" calcext:value-type="float">
            <text:p>169.824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62.9087" calcext:value-type="float">
            <text:p>162.9087</text:p>
          </table:table-cell>
          <table:table-cell office:value-type="float" office:value="1875038719" calcext:value-type="float">
            <text:p>187503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759" calcext:value-type="float">
            <text:p>18759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1509751.05" calcext:value-type="float">
            <text:p>11509751.05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29300" calcext:value-type="float">
            <text:p>1429300</text:p>
          </table:table-cell>
          <table:table-cell office:value-type="float" office:value="437" calcext:value-type="float">
            <text:p>437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362" calcext:value-type="float">
            <text:p>6.3362</text:p>
          </table:table-cell>
          <table:table-cell office:value-type="float" office:value="56.4792" calcext:value-type="float">
            <text:p>56.47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.0894" calcext:value-type="float">
            <text:p>98.08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4147" calcext:value-type="float">
            <text:p>44.4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684" calcext:value-type="float">
            <text:p>5.3684</text:p>
          </table:table-cell>
          <table:table-cell office:value-type="float" office:value="0.6692" calcext:value-type="float">
            <text:p>0.66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.9155" calcext:value-type="float">
            <text:p>162.915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59.8453" calcext:value-type="float">
            <text:p>159.8453</text:p>
          </table:table-cell>
          <table:table-cell office:value-type="float" office:value="1875038719" calcext:value-type="float">
            <text:p>187503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480" calcext:value-type="float">
            <text:p>10480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1730332.95" calcext:value-type="float">
            <text:p>11730332.95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29300" calcext:value-type="float">
            <text:p>1429300</text:p>
          </table:table-cell>
          <table:table-cell office:value-type="float" office:value="437" calcext:value-type="float">
            <text:p>437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411" calcext:value-type="float">
            <text:p>6.3411</text:p>
          </table:table-cell>
          <table:table-cell office:value-type="float" office:value="56.4022" calcext:value-type="float">
            <text:p>56.40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.1058" calcext:value-type="float">
            <text:p>98.10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7924" calcext:value-type="float">
            <text:p>42.79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112" calcext:value-type="float">
            <text:p>3.9112</text:p>
          </table:table-cell>
          <table:table-cell office:value-type="float" office:value="0.6885" calcext:value-type="float">
            <text:p>0.68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.8519" calcext:value-type="float">
            <text:p>159.851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58.5843" calcext:value-type="float">
            <text:p>158.5843</text:p>
          </table:table-cell>
          <table:table-cell office:value-type="float" office:value="1875038719" calcext:value-type="float">
            <text:p>187503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04" calcext:value-type="float">
            <text:p>6704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1823609.58" calcext:value-type="float">
            <text:p>11823609.58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29300" calcext:value-type="float">
            <text:p>1429300</text:p>
          </table:table-cell>
          <table:table-cell office:value-type="float" office:value="437" calcext:value-type="float">
            <text:p>437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476" calcext:value-type="float">
            <text:p>6.3476</text:p>
          </table:table-cell>
          <table:table-cell office:value-type="float" office:value="56.3356" calcext:value-type="float">
            <text:p>56.33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.0875" calcext:value-type="float">
            <text:p>98.0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7491" calcext:value-type="float">
            <text:p>42.74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446" calcext:value-type="float">
            <text:p>3.2446</text:p>
          </table:table-cell>
          <table:table-cell office:value-type="float" office:value="0.6758" calcext:value-type="float">
            <text:p>0.67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.5909" calcext:value-type="float">
            <text:p>158.590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57.5076" calcext:value-type="float">
            <text:p>157.5076</text:p>
          </table:table-cell>
          <table:table-cell office:value-type="float" office:value="1875038719" calcext:value-type="float">
            <text:p>187503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07" calcext:value-type="float">
            <text:p>5007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1904432.25" calcext:value-type="float">
            <text:p>11904432.25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29300" calcext:value-type="float">
            <text:p>1429300</text:p>
          </table:table-cell>
          <table:table-cell office:value-type="float" office:value="437" calcext:value-type="float">
            <text:p>437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115" calcext:value-type="float">
            <text:p>6.3115</text:p>
          </table:table-cell>
          <table:table-cell office:value-type="float" office:value="56.3303" calcext:value-type="float">
            <text:p>56.33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.0293" calcext:value-type="float">
            <text:p>98.02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073" calcext:value-type="float">
            <text:p>42.0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476" calcext:value-type="float">
            <text:p>2.9476</text:p>
          </table:table-cell>
          <table:table-cell office:value-type="float" office:value="0.6513" calcext:value-type="float">
            <text:p>0.65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.5141" calcext:value-type="float">
            <text:p>157.5141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56.9916" calcext:value-type="float">
            <text:p>156.9916</text:p>
          </table:table-cell>
          <table:table-cell office:value-type="float" office:value="1875038719" calcext:value-type="float">
            <text:p>187503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77" calcext:value-type="float">
            <text:p>4077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1943557.37" calcext:value-type="float">
            <text:p>11943557.37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29300" calcext:value-type="float">
            <text:p>1429300</text:p>
          </table:table-cell>
          <table:table-cell office:value-type="float" office:value="437" calcext:value-type="float">
            <text:p>437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365" calcext:value-type="float">
            <text:p>6.3365</text:p>
          </table:table-cell>
          <table:table-cell office:value-type="float" office:value="56.2797" calcext:value-type="float">
            <text:p>56.27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7.9591" calcext:value-type="float">
            <text:p>97.95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9053" calcext:value-type="float">
            <text:p>41.90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574" calcext:value-type="float">
            <text:p>2.7574</text:p>
          </table:table-cell>
          <table:table-cell office:value-type="float" office:value="0.6571" calcext:value-type="float">
            <text:p>0.65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.9982" calcext:value-type="float">
            <text:p>156.998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57.2516" calcext:value-type="float">
            <text:p>157.2516</text:p>
          </table:table-cell>
          <table:table-cell office:value-type="float" office:value="1875038719" calcext:value-type="float">
            <text:p>187503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2" calcext:value-type="float">
            <text:p>4002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1923811.55" calcext:value-type="float">
            <text:p>11923811.55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29300" calcext:value-type="float">
            <text:p>1429300</text:p>
          </table:table-cell>
          <table:table-cell office:value-type="float" office:value="437" calcext:value-type="float">
            <text:p>437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468" calcext:value-type="float">
            <text:p>6.3468</text:p>
          </table:table-cell>
          <table:table-cell office:value-type="float" office:value="56.3433" calcext:value-type="float">
            <text:p>56.34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.051" calcext:value-type="float">
            <text:p>98.0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3123" calcext:value-type="float">
            <text:p>42.3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118" calcext:value-type="float">
            <text:p>2.7118</text:p>
          </table:table-cell>
          <table:table-cell office:value-type="float" office:value="0.6482" calcext:value-type="float">
            <text:p>0.64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.2582" calcext:value-type="float">
            <text:p>157.258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56.9384" calcext:value-type="float">
            <text:p>156.9384</text:p>
          </table:table-cell>
          <table:table-cell office:value-type="float" office:value="1875038719" calcext:value-type="float">
            <text:p>187503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2" calcext:value-type="float">
            <text:p>4002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1947612.01" calcext:value-type="float">
            <text:p>11947612.01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29300" calcext:value-type="float">
            <text:p>1429300</text:p>
          </table:table-cell>
          <table:table-cell office:value-type="float" office:value="437" calcext:value-type="float">
            <text:p>437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192" calcext:value-type="float">
            <text:p>6.3192</text:p>
          </table:table-cell>
          <table:table-cell office:value-type="float" office:value="56.2937" calcext:value-type="float">
            <text:p>56.29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.1496" calcext:value-type="float">
            <text:p>98.14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8769" calcext:value-type="float">
            <text:p>41.87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349" calcext:value-type="float">
            <text:p>2.5349</text:p>
          </table:table-cell>
          <table:table-cell office:value-type="float" office:value="1.0238" calcext:value-type="float">
            <text:p>1.0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.9449" calcext:value-type="float">
            <text:p>156.944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58.4387" calcext:value-type="float">
            <text:p>158.4387</text:p>
          </table:table-cell>
          <table:table-cell office:value-type="float" office:value="1875038719" calcext:value-type="float">
            <text:p>187503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2" calcext:value-type="float">
            <text:p>4002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1834471.81" calcext:value-type="float">
            <text:p>11834471.81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29300" calcext:value-type="float">
            <text:p>1429300</text:p>
          </table:table-cell>
          <table:table-cell office:value-type="float" office:value="437" calcext:value-type="float">
            <text:p>437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477" calcext:value-type="float">
            <text:p>6.3477</text:p>
          </table:table-cell>
          <table:table-cell office:value-type="float" office:value="56.3428" calcext:value-type="float">
            <text:p>56.34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.4907" calcext:value-type="float">
            <text:p>98.49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076" calcext:value-type="float">
            <text:p>43.0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85" calcext:value-type="float">
            <text:p>2.685</text:p>
          </table:table-cell>
          <table:table-cell office:value-type="float" office:value="1.4613" calcext:value-type="float">
            <text:p>1.46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.4453" calcext:value-type="float">
            <text:p>158.44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77.5841" calcext:value-type="float">
            <text:p>177.5841</text:p>
          </table:table-cell>
          <table:table-cell office:value-type="float" office:value="1875038719" calcext:value-type="float">
            <text:p>187503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020" calcext:value-type="float">
            <text:p>36020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558598.04" calcext:value-type="float">
            <text:p>10558598.04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29300" calcext:value-type="float">
            <text:p>1429300</text:p>
          </table:table-cell>
          <table:table-cell office:value-type="float" office:value="437" calcext:value-type="float">
            <text:p>437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295" calcext:value-type="float">
            <text:p>6.3295</text:p>
          </table:table-cell>
          <table:table-cell office:value-type="float" office:value="56.66" calcext:value-type="float">
            <text:p>56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.2249" calcext:value-type="float">
            <text:p>98.22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9252" calcext:value-type="float">
            <text:p>47.9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7129" calcext:value-type="float">
            <text:p>14.7129</text:p>
          </table:table-cell>
          <table:table-cell office:value-type="float" office:value="0.6916" calcext:value-type="float">
            <text:p>0.69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7.5914" calcext:value-type="float">
            <text:p>177.59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66.8192" calcext:value-type="float">
            <text:p>166.8192</text:p>
          </table:table-cell>
          <table:table-cell office:value-type="float" office:value="1875038719" calcext:value-type="float">
            <text:p>187503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759" calcext:value-type="float">
            <text:p>18759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1239946.86" calcext:value-type="float">
            <text:p>11239946.86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29300" calcext:value-type="float">
            <text:p>1429300</text:p>
          </table:table-cell>
          <table:table-cell office:value-type="float" office:value="437" calcext:value-type="float">
            <text:p>437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406" calcext:value-type="float">
            <text:p>6.3406</text:p>
          </table:table-cell>
          <table:table-cell office:value-type="float" office:value="56.505" calcext:value-type="float">
            <text:p>56.5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.1265" calcext:value-type="float">
            <text:p>98.1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7412" calcext:value-type="float">
            <text:p>43.74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7412" calcext:value-type="float">
            <text:p>8.7412</text:p>
          </table:table-cell>
          <table:table-cell office:value-type="float" office:value="0.6839" calcext:value-type="float">
            <text:p>0.68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6.8261" calcext:value-type="float">
            <text:p>166.826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62.0779" calcext:value-type="float">
            <text:p>162.0779</text:p>
          </table:table-cell>
          <table:table-cell office:value-type="float" office:value="1875038719" calcext:value-type="float">
            <text:p>187503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480" calcext:value-type="float">
            <text:p>10480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1568749.01" calcext:value-type="float">
            <text:p>11568749.01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29300" calcext:value-type="float">
            <text:p>1429300</text:p>
          </table:table-cell>
          <table:table-cell office:value-type="float" office:value="437" calcext:value-type="float">
            <text:p>437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239" calcext:value-type="float">
            <text:p>6.3239</text:p>
          </table:table-cell>
          <table:table-cell office:value-type="float" office:value="56.4567" calcext:value-type="float">
            <text:p>56.45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.1106" calcext:value-type="float">
            <text:p>98.1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0831" calcext:value-type="float">
            <text:p>43.08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6713" calcext:value-type="float">
            <text:p>5.6713</text:p>
          </table:table-cell>
          <table:table-cell office:value-type="float" office:value="0.6958" calcext:value-type="float">
            <text:p>0.69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.0846" calcext:value-type="float">
            <text:p>162.084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59.7356" calcext:value-type="float">
            <text:p>159.7356</text:p>
          </table:table-cell>
          <table:table-cell office:value-type="float" office:value="1875038719" calcext:value-type="float">
            <text:p>187503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04" calcext:value-type="float">
            <text:p>6704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1738386.52" calcext:value-type="float">
            <text:p>11738386.52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29300" calcext:value-type="float">
            <text:p>1429300</text:p>
          </table:table-cell>
          <table:table-cell office:value-type="float" office:value="437" calcext:value-type="float">
            <text:p>437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4" calcext:value-type="float">
            <text:p>6.34</text:p>
          </table:table-cell>
          <table:table-cell office:value-type="float" office:value="56.4178" calcext:value-type="float">
            <text:p>56.41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.1352" calcext:value-type="float">
            <text:p>98.1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3081" calcext:value-type="float">
            <text:p>42.30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227" calcext:value-type="float">
            <text:p>4.3227</text:p>
          </table:table-cell>
          <table:table-cell office:value-type="float" office:value="0.674" calcext:value-type="float">
            <text:p>0.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.7423" calcext:value-type="float">
            <text:p>159.742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58.5946" calcext:value-type="float">
            <text:p>158.5946</text:p>
          </table:table-cell>
          <table:table-cell office:value-type="float" office:value="1875038719" calcext:value-type="float">
            <text:p>187503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07" calcext:value-type="float">
            <text:p>5007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1822842.21" calcext:value-type="float">
            <text:p>11822842.21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29300" calcext:value-type="float">
            <text:p>1429300</text:p>
          </table:table-cell>
          <table:table-cell office:value-type="float" office:value="437" calcext:value-type="float">
            <text:p>437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488" calcext:value-type="float">
            <text:p>6.3488</text:p>
          </table:table-cell>
          <table:table-cell office:value-type="float" office:value="56.3465" calcext:value-type="float">
            <text:p>56.34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.0386" calcext:value-type="float">
            <text:p>98.03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1711" calcext:value-type="float">
            <text:p>42.17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263" calcext:value-type="float">
            <text:p>3.7263</text:p>
          </table:table-cell>
          <table:table-cell office:value-type="float" office:value="0.6655" calcext:value-type="float">
            <text:p>0.66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.6012" calcext:value-type="float">
            <text:p>158.601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57.9102" calcext:value-type="float">
            <text:p>157.9102</text:p>
          </table:table-cell>
          <table:table-cell office:value-type="float" office:value="1875038719" calcext:value-type="float">
            <text:p>187503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77" calcext:value-type="float">
            <text:p>4077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1874081.45" calcext:value-type="float">
            <text:p>11874081.45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29300" calcext:value-type="float">
            <text:p>1429300</text:p>
          </table:table-cell>
          <table:table-cell office:value-type="float" office:value="437" calcext:value-type="float">
            <text:p>437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537" calcext:value-type="float">
            <text:p>6.3537</text:p>
          </table:table-cell>
          <table:table-cell office:value-type="float" office:value="56.3823" calcext:value-type="float">
            <text:p>56.38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.1018" calcext:value-type="float">
            <text:p>98.1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9064" calcext:value-type="float">
            <text:p>41.9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758" calcext:value-type="float">
            <text:p>3.3758</text:p>
          </table:table-cell>
          <table:table-cell office:value-type="float" office:value="0.6578" calcext:value-type="float">
            <text:p>0.65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.9168" calcext:value-type="float">
            <text:p>157.916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57.807" calcext:value-type="float">
            <text:p>157.807</text:p>
          </table:table-cell>
          <table:table-cell office:value-type="float" office:value="1875038719" calcext:value-type="float">
            <text:p>187503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2" calcext:value-type="float">
            <text:p>4002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1881850.13" calcext:value-type="float">
            <text:p>11881850.13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29300" calcext:value-type="float">
            <text:p>1429300</text:p>
          </table:table-cell>
          <table:table-cell office:value-type="float" office:value="437" calcext:value-type="float">
            <text:p>437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385" calcext:value-type="float">
            <text:p>6.3385</text:p>
          </table:table-cell>
          <table:table-cell office:value-type="float" office:value="56.3302" calcext:value-type="float">
            <text:p>56.33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.0441" calcext:value-type="float">
            <text:p>98.04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9792" calcext:value-type="float">
            <text:p>41.97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072" calcext:value-type="float">
            <text:p>3.3072</text:p>
          </table:table-cell>
          <table:table-cell office:value-type="float" office:value="0.6566" calcext:value-type="float">
            <text:p>0.65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.8135" calcext:value-type="float">
            <text:p>157.8135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57.6935" calcext:value-type="float">
            <text:p>157.6935</text:p>
          </table:table-cell>
          <table:table-cell office:value-type="float" office:value="1875038719" calcext:value-type="float">
            <text:p>187503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2" calcext:value-type="float">
            <text:p>4002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1890401.65" calcext:value-type="float">
            <text:p>11890401.65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29300" calcext:value-type="float">
            <text:p>1429300</text:p>
          </table:table-cell>
          <table:table-cell office:value-type="float" office:value="437" calcext:value-type="float">
            <text:p>437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42" calcext:value-type="float">
            <text:p>6.342</text:p>
          </table:table-cell>
          <table:table-cell office:value-type="float" office:value="56.3386" calcext:value-type="float">
            <text:p>56.33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.1341" calcext:value-type="float">
            <text:p>98.13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8425" calcext:value-type="float">
            <text:p>41.84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386" calcext:value-type="float">
            <text:p>3.2386</text:p>
          </table:table-cell>
          <table:table-cell office:value-type="float" office:value="0.6565" calcext:value-type="float">
            <text:p>0.65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.7" calcext:value-type="float">
            <text:p>157.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57.971" calcext:value-type="float">
            <text:p>157.971</text:p>
          </table:table-cell>
          <table:table-cell office:value-type="float" office:value="1875038719" calcext:value-type="float">
            <text:p>187503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2" calcext:value-type="float">
            <text:p>4002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1869511.27" calcext:value-type="float">
            <text:p>11869511.27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29300" calcext:value-type="float">
            <text:p>1429300</text:p>
          </table:table-cell>
          <table:table-cell office:value-type="float" office:value="437" calcext:value-type="float">
            <text:p>437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46" calcext:value-type="float">
            <text:p>6.346</text:p>
          </table:table-cell>
          <table:table-cell office:value-type="float" office:value="56.352" calcext:value-type="float">
            <text:p>56.3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.2405" calcext:value-type="float">
            <text:p>98.24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0924" calcext:value-type="float">
            <text:p>42.09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8" calcext:value-type="float">
            <text:p>3.08</text:p>
          </table:table-cell>
          <table:table-cell office:value-type="float" office:value="1.0176" calcext:value-type="float">
            <text:p>1.0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.9776" calcext:value-type="float">
            <text:p>157.9776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59.0584" calcext:value-type="float">
            <text:p>159.0584</text:p>
          </table:table-cell>
          <table:table-cell office:value-type="float" office:value="1875038719" calcext:value-type="float">
            <text:p>187503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2" calcext:value-type="float">
            <text:p>4002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1788364.09" calcext:value-type="float">
            <text:p>11788364.09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29300" calcext:value-type="float">
            <text:p>1429300</text:p>
          </table:table-cell>
          <table:table-cell office:value-type="float" office:value="437" calcext:value-type="float">
            <text:p>437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371" calcext:value-type="float">
            <text:p>6.3371</text:p>
          </table:table-cell>
          <table:table-cell office:value-type="float" office:value="56.3384" calcext:value-type="float">
            <text:p>56.33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.5792" calcext:value-type="float">
            <text:p>98.57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0199" calcext:value-type="float">
            <text:p>43.0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406" calcext:value-type="float">
            <text:p>3.2406</text:p>
          </table:table-cell>
          <table:table-cell office:value-type="float" office:value="1.4811" calcext:value-type="float">
            <text:p>1.48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.065" calcext:value-type="float">
            <text:p>159.0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75.8724" calcext:value-type="float">
            <text:p>175.8724</text:p>
          </table:table-cell>
          <table:table-cell office:value-type="float" office:value="1875038719" calcext:value-type="float">
            <text:p>187503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759" calcext:value-type="float">
            <text:p>18759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661359.66" calcext:value-type="float">
            <text:p>10661359.66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29300" calcext:value-type="float">
            <text:p>1429300</text:p>
          </table:table-cell>
          <table:table-cell office:value-type="float" office:value="437" calcext:value-type="float">
            <text:p>437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329" calcext:value-type="float">
            <text:p>6.3329</text:p>
          </table:table-cell>
          <table:table-cell office:value-type="float" office:value="56.6828" calcext:value-type="float">
            <text:p>56.68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.216" calcext:value-type="float">
            <text:p>98.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711" calcext:value-type="float">
            <text:p>45.7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8755" calcext:value-type="float">
            <text:p>14.8755</text:p>
          </table:table-cell>
          <table:table-cell office:value-type="float" office:value="0.6889" calcext:value-type="float">
            <text:p>0.6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.8797" calcext:value-type="float">
            <text:p>175.87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66.4609" calcext:value-type="float">
            <text:p>166.4609</text:p>
          </table:table-cell>
          <table:table-cell office:value-type="float" office:value="1875038719" calcext:value-type="float">
            <text:p>187503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480" calcext:value-type="float">
            <text:p>10480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1264140.51" calcext:value-type="float">
            <text:p>11264140.51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29300" calcext:value-type="float">
            <text:p>1429300</text:p>
          </table:table-cell>
          <table:table-cell office:value-type="float" office:value="437" calcext:value-type="float">
            <text:p>437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368" calcext:value-type="float">
            <text:p>6.3368</text:p>
          </table:table-cell>
          <table:table-cell office:value-type="float" office:value="56.5444" calcext:value-type="float">
            <text:p>56.54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.1763" calcext:value-type="float">
            <text:p>98.17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1393" calcext:value-type="float">
            <text:p>43.1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255" calcext:value-type="float">
            <text:p>9.255</text:p>
          </table:table-cell>
          <table:table-cell office:value-type="float" office:value="0.6986" calcext:value-type="float">
            <text:p>0.6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6.4678" calcext:value-type="float">
            <text:p>166.46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62.6938" calcext:value-type="float">
            <text:p>162.6938</text:p>
          </table:table-cell>
          <table:table-cell office:value-type="float" office:value="1875038719" calcext:value-type="float">
            <text:p>187503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04" calcext:value-type="float">
            <text:p>6704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1524958.37" calcext:value-type="float">
            <text:p>11524958.37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29300" calcext:value-type="float">
            <text:p>1429300</text:p>
          </table:table-cell>
          <table:table-cell office:value-type="float" office:value="437" calcext:value-type="float">
            <text:p>437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164" calcext:value-type="float">
            <text:p>6.3164</text:p>
          </table:table-cell>
          <table:table-cell office:value-type="float" office:value="56.4395" calcext:value-type="float">
            <text:p>56.43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.0893" calcext:value-type="float">
            <text:p>98.08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4455" calcext:value-type="float">
            <text:p>42.44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4825" calcext:value-type="float">
            <text:p>6.4825</text:p>
          </table:table-cell>
          <table:table-cell office:value-type="float" office:value="0.6897" calcext:value-type="float">
            <text:p>0.68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.7005" calcext:value-type="float">
            <text:p>162.700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60.6394" calcext:value-type="float">
            <text:p>160.6394</text:p>
          </table:table-cell>
          <table:table-cell office:value-type="float" office:value="1875038719" calcext:value-type="float">
            <text:p>187503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07" calcext:value-type="float">
            <text:p>5007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1672346.09" calcext:value-type="float">
            <text:p>11672346.09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29300" calcext:value-type="float">
            <text:p>1429300</text:p>
          </table:table-cell>
          <table:table-cell office:value-type="float" office:value="437" calcext:value-type="float">
            <text:p>437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407" calcext:value-type="float">
            <text:p>6.3407</text:p>
          </table:table-cell>
          <table:table-cell office:value-type="float" office:value="56.4342" calcext:value-type="float">
            <text:p>56.43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.1162" calcext:value-type="float">
            <text:p>98.1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0473" calcext:value-type="float">
            <text:p>42.0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2363" calcext:value-type="float">
            <text:p>5.2363</text:p>
          </table:table-cell>
          <table:table-cell office:value-type="float" office:value="0.6708" calcext:value-type="float">
            <text:p>0.67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.6461" calcext:value-type="float">
            <text:p>160.646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59.5402" calcext:value-type="float">
            <text:p>159.5402</text:p>
          </table:table-cell>
          <table:table-cell office:value-type="float" office:value="1875038719" calcext:value-type="float">
            <text:p>187503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77" calcext:value-type="float">
            <text:p>4077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1752762.97" calcext:value-type="float">
            <text:p>11752762.97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29300" calcext:value-type="float">
            <text:p>1429300</text:p>
          </table:table-cell>
          <table:table-cell office:value-type="float" office:value="437" calcext:value-type="float">
            <text:p>437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528" calcext:value-type="float">
            <text:p>6.3528</text:p>
          </table:table-cell>
          <table:table-cell office:value-type="float" office:value="56.3697" calcext:value-type="float">
            <text:p>56.36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.0261" calcext:value-type="float">
            <text:p>98.0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7474" calcext:value-type="float">
            <text:p>41.7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93" calcext:value-type="float">
            <text:p>4.593</text:p>
          </table:table-cell>
          <table:table-cell office:value-type="float" office:value="0.674" calcext:value-type="float">
            <text:p>0.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.5469" calcext:value-type="float">
            <text:p>159.546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59.5663" calcext:value-type="float">
            <text:p>159.5663</text:p>
          </table:table-cell>
          <table:table-cell office:value-type="float" office:value="1875038719" calcext:value-type="float">
            <text:p>187503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2" calcext:value-type="float">
            <text:p>4002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1750845.67" calcext:value-type="float">
            <text:p>11750845.67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29300" calcext:value-type="float">
            <text:p>1429300</text:p>
          </table:table-cell>
          <table:table-cell office:value-type="float" office:value="437" calcext:value-type="float">
            <text:p>437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317" calcext:value-type="float">
            <text:p>6.3317</text:p>
          </table:table-cell>
          <table:table-cell office:value-type="float" office:value="56.3556" calcext:value-type="float">
            <text:p>56.35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.0418" calcext:value-type="float">
            <text:p>98.04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9837" calcext:value-type="float">
            <text:p>41.98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519" calcext:value-type="float">
            <text:p>4.5519</text:p>
          </table:table-cell>
          <table:table-cell office:value-type="float" office:value="0.6701" calcext:value-type="float">
            <text:p>0.67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.5729" calcext:value-type="float">
            <text:p>159.572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60.4232" calcext:value-type="float">
            <text:p>160.4232</text:p>
          </table:table-cell>
          <table:table-cell office:value-type="float" office:value="1875038719" calcext:value-type="float">
            <text:p>187503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2" calcext:value-type="float">
            <text:p>4002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1688079.94" calcext:value-type="float">
            <text:p>11688079.94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29300" calcext:value-type="float">
            <text:p>1429300</text:p>
          </table:table-cell>
          <table:table-cell office:value-type="float" office:value="437" calcext:value-type="float">
            <text:p>437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314" calcext:value-type="float">
            <text:p>6.3314</text:p>
          </table:table-cell>
          <table:table-cell office:value-type="float" office:value="56.3292" calcext:value-type="float">
            <text:p>56.32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.0496" calcext:value-type="float">
            <text:p>98.04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9517" calcext:value-type="float">
            <text:p>42.95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945" calcext:value-type="float">
            <text:p>4.3945</text:p>
          </table:table-cell>
          <table:table-cell office:value-type="float" office:value="0.6549" calcext:value-type="float">
            <text:p>0.65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.4298" calcext:value-type="float">
            <text:p>160.429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59.3754" calcext:value-type="float">
            <text:p>159.3754</text:p>
          </table:table-cell>
          <table:table-cell office:value-type="float" office:value="1875038719" calcext:value-type="float">
            <text:p>187503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2" calcext:value-type="float">
            <text:p>4002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1764920.7" calcext:value-type="float">
            <text:p>11764920.7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29300" calcext:value-type="float">
            <text:p>1429300</text:p>
          </table:table-cell>
          <table:table-cell office:value-type="float" office:value="437" calcext:value-type="float">
            <text:p>437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475" calcext:value-type="float">
            <text:p>6.3475</text:p>
          </table:table-cell>
          <table:table-cell office:value-type="float" office:value="56.3049" calcext:value-type="float">
            <text:p>56.30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7.9609" calcext:value-type="float">
            <text:p>97.96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056" calcext:value-type="float">
            <text:p>41.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936" calcext:value-type="float">
            <text:p>4.3936</text:p>
          </table:table-cell>
          <table:table-cell office:value-type="float" office:value="0.6783" calcext:value-type="float">
            <text:p>0.67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.382" calcext:value-type="float">
            <text:p>159.382</text:p>
          </table:table-cell>
        </table:table-row>
        <table:table-row table:style-name="ro1">
          <table:table-cell table:number-columns-repeated="2"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59.6331" calcext:value-type="float">
            <text:p>159.6331</text:p>
          </table:table-cell>
          <table:table-cell office:value-type="float" office:value="1875038719" calcext:value-type="float">
            <text:p>187503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2" calcext:value-type="float">
            <text:p>4002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1745923.49" calcext:value-type="float">
            <text:p>11745923.49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29300" calcext:value-type="float">
            <text:p>1429300</text:p>
          </table:table-cell>
          <table:table-cell office:value-type="float" office:value="437" calcext:value-type="float">
            <text:p>437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162" calcext:value-type="float">
            <text:p>6.3162</text:p>
          </table:table-cell>
          <table:table-cell office:value-type="float" office:value="56.3073" calcext:value-type="float">
            <text:p>56.30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.1707" calcext:value-type="float">
            <text:p>98.17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3515" calcext:value-type="float">
            <text:p>37.35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058" calcext:value-type="float">
            <text:p>4.2058</text:p>
          </table:table-cell>
          <table:table-cell office:value-type="float" office:value="1.0253" calcext:value-type="float">
            <text:p>1.02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.6398" calcext:value-type="float">
            <text:p>159.639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60.5798" calcext:value-type="float">
            <text:p>160.5798</text:p>
          </table:table-cell>
          <table:table-cell office:value-type="float" office:value="1875038719" calcext:value-type="float">
            <text:p>187503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2" calcext:value-type="float">
            <text:p>4002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1676679.36" calcext:value-type="float">
            <text:p>11676679.36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29300" calcext:value-type="float">
            <text:p>1429300</text:p>
          </table:table-cell>
          <table:table-cell office:value-type="float" office:value="437" calcext:value-type="float">
            <text:p>437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007" calcext:value-type="float">
            <text:p>6.3007</text:p>
          </table:table-cell>
          <table:table-cell office:value-type="float" office:value="56.3563" calcext:value-type="float">
            <text:p>56.35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.4797" calcext:value-type="float">
            <text:p>98.47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8703" calcext:value-type="float">
            <text:p>42.87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843" calcext:value-type="float">
            <text:p>4.3843</text:p>
          </table:table-cell>
          <table:table-cell office:value-type="float" office:value="1.4722" calcext:value-type="float">
            <text:p>1.47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.5865" calcext:value-type="float">
            <text:p>160.58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76.3882" calcext:value-type="float">
            <text:p>176.3882</text:p>
          </table:table-cell>
          <table:table-cell office:value-type="float" office:value="1875038719" calcext:value-type="float">
            <text:p>187503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480" calcext:value-type="float">
            <text:p>10480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630181.5" calcext:value-type="float">
            <text:p>10630181.5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29300" calcext:value-type="float">
            <text:p>1429300</text:p>
          </table:table-cell>
          <table:table-cell office:value-type="float" office:value="437" calcext:value-type="float">
            <text:p>437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123" calcext:value-type="float">
            <text:p>6.3123</text:p>
          </table:table-cell>
          <table:table-cell office:value-type="float" office:value="56.6056" calcext:value-type="float">
            <text:p>56.60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.1232" calcext:value-type="float">
            <text:p>98.1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6664" calcext:value-type="float">
            <text:p>44.66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6327" calcext:value-type="float">
            <text:p>16.6327</text:p>
          </table:table-cell>
          <table:table-cell office:value-type="float" office:value="0.6895" calcext:value-type="float">
            <text:p>0.68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6.3956" calcext:value-type="float">
            <text:p>176.39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69.3967" calcext:value-type="float">
            <text:p>169.3967</text:p>
          </table:table-cell>
          <table:table-cell office:value-type="float" office:value="1875038719" calcext:value-type="float">
            <text:p>187503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04" calcext:value-type="float">
            <text:p>6704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1068920.52" calcext:value-type="float">
            <text:p>11068920.52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29300" calcext:value-type="float">
            <text:p>1429300</text:p>
          </table:table-cell>
          <table:table-cell office:value-type="float" office:value="437" calcext:value-type="float">
            <text:p>437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354" calcext:value-type="float">
            <text:p>6.3354</text:p>
          </table:table-cell>
          <table:table-cell office:value-type="float" office:value="56.488" calcext:value-type="float">
            <text:p>56.4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.1231" calcext:value-type="float">
            <text:p>98.1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6667" calcext:value-type="float">
            <text:p>43.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0514" calcext:value-type="float">
            <text:p>11.0514</text:p>
          </table:table-cell>
          <table:table-cell office:value-type="float" office:value="0.6997" calcext:value-type="float">
            <text:p>0.6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.4037" calcext:value-type="float">
            <text:p>169.40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65.0715" calcext:value-type="float">
            <text:p>165.0715</text:p>
          </table:table-cell>
          <table:table-cell office:value-type="float" office:value="1875038719" calcext:value-type="float">
            <text:p>187503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07" calcext:value-type="float">
            <text:p>5007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1358947.09" calcext:value-type="float">
            <text:p>11358947.09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29300" calcext:value-type="float">
            <text:p>1429300</text:p>
          </table:table-cell>
          <table:table-cell office:value-type="float" office:value="437" calcext:value-type="float">
            <text:p>437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367" calcext:value-type="float">
            <text:p>6.3367</text:p>
          </table:table-cell>
          <table:table-cell office:value-type="float" office:value="56.4587" calcext:value-type="float">
            <text:p>56.45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.1053" calcext:value-type="float">
            <text:p>98.10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5183" calcext:value-type="float">
            <text:p>42.51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3537" calcext:value-type="float">
            <text:p>8.3537</text:p>
          </table:table-cell>
          <table:table-cell office:value-type="float" office:value="0.6766" calcext:value-type="float">
            <text:p>0.67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.0785" calcext:value-type="float">
            <text:p>165.078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62.989" calcext:value-type="float">
            <text:p>162.989</text:p>
          </table:table-cell>
          <table:table-cell office:value-type="float" office:value="1875038719" calcext:value-type="float">
            <text:p>187503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77" calcext:value-type="float">
            <text:p>4077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1504084.69" calcext:value-type="float">
            <text:p>11504084.69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29300" calcext:value-type="float">
            <text:p>1429300</text:p>
          </table:table-cell>
          <table:table-cell office:value-type="float" office:value="437" calcext:value-type="float">
            <text:p>437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182" calcext:value-type="float">
            <text:p>6.3182</text:p>
          </table:table-cell>
          <table:table-cell office:value-type="float" office:value="56.3943" calcext:value-type="float">
            <text:p>56.39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.0912" calcext:value-type="float">
            <text:p>98.0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8601" calcext:value-type="float">
            <text:p>41.86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0357" calcext:value-type="float">
            <text:p>7.0357</text:p>
          </table:table-cell>
          <table:table-cell office:value-type="float" office:value="0.6681" calcext:value-type="float">
            <text:p>0.66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.9957" calcext:value-type="float">
            <text:p>162.995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62.7211" calcext:value-type="float">
            <text:p>162.7211</text:p>
          </table:table-cell>
          <table:table-cell office:value-type="float" office:value="1875038719" calcext:value-type="float">
            <text:p>187503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2" calcext:value-type="float">
            <text:p>4002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1523022.97" calcext:value-type="float">
            <text:p>11523022.97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29300" calcext:value-type="float">
            <text:p>1429300</text:p>
          </table:table-cell>
          <table:table-cell office:value-type="float" office:value="437" calcext:value-type="float">
            <text:p>437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458" calcext:value-type="float">
            <text:p>6.3458</text:p>
          </table:table-cell>
          <table:table-cell office:value-type="float" office:value="56.3555" calcext:value-type="float">
            <text:p>56.35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.0182" calcext:value-type="float">
            <text:p>98.0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9182" calcext:value-type="float">
            <text:p>41.9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8975" calcext:value-type="float">
            <text:p>6.8975</text:p>
          </table:table-cell>
          <table:table-cell office:value-type="float" office:value="0.6639" calcext:value-type="float">
            <text:p>0.66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.7278" calcext:value-type="float">
            <text:p>162.727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62.5804" calcext:value-type="float">
            <text:p>162.5804</text:p>
          </table:table-cell>
          <table:table-cell office:value-type="float" office:value="1875038719" calcext:value-type="float">
            <text:p>187503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2" calcext:value-type="float">
            <text:p>4002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1532990.87" calcext:value-type="float">
            <text:p>11532990.87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29300" calcext:value-type="float">
            <text:p>1429300</text:p>
          </table:table-cell>
          <table:table-cell office:value-type="float" office:value="437" calcext:value-type="float">
            <text:p>437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447" calcext:value-type="float">
            <text:p>6.3447</text:p>
          </table:table-cell>
          <table:table-cell office:value-type="float" office:value="56.3336" calcext:value-type="float">
            <text:p>56.33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.0184" calcext:value-type="float">
            <text:p>98.0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9846" calcext:value-type="float">
            <text:p>41.98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3913" calcext:value-type="float">
            <text:p>7.3913</text:p>
          </table:table-cell>
          <table:table-cell office:value-type="float" office:value="0.6571" calcext:value-type="float">
            <text:p>0.65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.5872" calcext:value-type="float">
            <text:p>162.587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62.7582" calcext:value-type="float">
            <text:p>162.7582</text:p>
          </table:table-cell>
          <table:table-cell office:value-type="float" office:value="1875038719" calcext:value-type="float">
            <text:p>187503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2" calcext:value-type="float">
            <text:p>4002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1520395.07" calcext:value-type="float">
            <text:p>11520395.07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29300" calcext:value-type="float">
            <text:p>1429300</text:p>
          </table:table-cell>
          <table:table-cell office:value-type="float" office:value="437" calcext:value-type="float">
            <text:p>437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441" calcext:value-type="float">
            <text:p>6.3441</text:p>
          </table:table-cell>
          <table:table-cell office:value-type="float" office:value="56.3156" calcext:value-type="float">
            <text:p>56.31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.0092" calcext:value-type="float">
            <text:p>98.00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066" calcext:value-type="float">
            <text:p>42.0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8423" calcext:value-type="float">
            <text:p>6.8423</text:p>
          </table:table-cell>
          <table:table-cell office:value-type="float" office:value="0.6461" calcext:value-type="float">
            <text:p>0.6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.765" calcext:value-type="float">
            <text:p>162.76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62.2569" calcext:value-type="float">
            <text:p>162.2569</text:p>
          </table:table-cell>
          <table:table-cell office:value-type="float" office:value="1875038719" calcext:value-type="float">
            <text:p>187503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2" calcext:value-type="float">
            <text:p>4002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1555986.64" calcext:value-type="float">
            <text:p>11555986.64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29300" calcext:value-type="float">
            <text:p>1429300</text:p>
          </table:table-cell>
          <table:table-cell office:value-type="float" office:value="437" calcext:value-type="float">
            <text:p>437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267" calcext:value-type="float">
            <text:p>6.3267</text:p>
          </table:table-cell>
          <table:table-cell office:value-type="float" office:value="56.2617" calcext:value-type="float">
            <text:p>56.26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7.8841" calcext:value-type="float">
            <text:p>97.88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7364" calcext:value-type="float">
            <text:p>41.7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6075" calcext:value-type="float">
            <text:p>6.6075</text:p>
          </table:table-cell>
          <table:table-cell office:value-type="float" office:value="0.646" calcext:value-type="float">
            <text:p>0.6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.2637" calcext:value-type="float">
            <text:p>162.263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62.5322" calcext:value-type="float">
            <text:p>162.5322</text:p>
          </table:table-cell>
          <table:table-cell office:value-type="float" office:value="1875038719" calcext:value-type="float">
            <text:p>187503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2" calcext:value-type="float">
            <text:p>4002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1536413.26" calcext:value-type="float">
            <text:p>11536413.26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29300" calcext:value-type="float">
            <text:p>1429300</text:p>
          </table:table-cell>
          <table:table-cell office:value-type="float" office:value="437" calcext:value-type="float">
            <text:p>437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524" calcext:value-type="float">
            <text:p>6.3524</text:p>
          </table:table-cell>
          <table:table-cell office:value-type="float" office:value="56.354" calcext:value-type="float">
            <text:p>56.3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.3428" calcext:value-type="float">
            <text:p>98.3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7835" calcext:value-type="float">
            <text:p>41.78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4474" calcext:value-type="float">
            <text:p>6.4474</text:p>
          </table:table-cell>
          <table:table-cell office:value-type="float" office:value="1.0282" calcext:value-type="float">
            <text:p>1.02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.539" calcext:value-type="float">
            <text:p>162.539</text:p>
          </table:table-cell>
        </table:table-row>
        <table:table-row table:style-name="ro1">
          <table:table-cell table:number-columns-repeated="2"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63.7877" calcext:value-type="float">
            <text:p>163.7877</text:p>
          </table:table-cell>
          <table:table-cell office:value-type="float" office:value="1875038719" calcext:value-type="float">
            <text:p>187503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2" calcext:value-type="float">
            <text:p>4002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1447981.84" calcext:value-type="float">
            <text:p>11447981.84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29300" calcext:value-type="float">
            <text:p>1429300</text:p>
          </table:table-cell>
          <table:table-cell office:value-type="float" office:value="437" calcext:value-type="float">
            <text:p>437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179" calcext:value-type="float">
            <text:p>6.3179</text:p>
          </table:table-cell>
          <table:table-cell office:value-type="float" office:value="56.3955" calcext:value-type="float">
            <text:p>56.39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.632" calcext:value-type="float">
            <text:p>98.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8382" calcext:value-type="float">
            <text:p>42.83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6859" calcext:value-type="float">
            <text:p>6.6859</text:p>
          </table:table-cell>
          <table:table-cell office:value-type="float" office:value="1.4831" calcext:value-type="float">
            <text:p>1.48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3.7945" calcext:value-type="float">
            <text:p>163.79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79.3746" calcext:value-type="float">
            <text:p>179.3746</text:p>
          </table:table-cell>
          <table:table-cell office:value-type="float" office:value="1875038719" calcext:value-type="float">
            <text:p>187503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04" calcext:value-type="float">
            <text:p>6704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453200.95" calcext:value-type="float">
            <text:p>10453200.95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29300" calcext:value-type="float">
            <text:p>1429300</text:p>
          </table:table-cell>
          <table:table-cell office:value-type="float" office:value="437" calcext:value-type="float">
            <text:p>437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352" calcext:value-type="float">
            <text:p>6.3352</text:p>
          </table:table-cell>
          <table:table-cell office:value-type="float" office:value="56.5739" calcext:value-type="float">
            <text:p>56.57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.019" calcext:value-type="float">
            <text:p>98.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5884" calcext:value-type="float">
            <text:p>42.58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4479" calcext:value-type="float">
            <text:p>19.4479</text:p>
          </table:table-cell>
          <table:table-cell office:value-type="float" office:value="0.6994" calcext:value-type="float">
            <text:p>0.69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9.382" calcext:value-type="float">
            <text:p>179.3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73.0592" calcext:value-type="float">
            <text:p>173.0592</text:p>
          </table:table-cell>
          <table:table-cell office:value-type="float" office:value="1875038719" calcext:value-type="float">
            <text:p>187503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07" calcext:value-type="float">
            <text:p>5007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834666.01" calcext:value-type="float">
            <text:p>10834666.01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29300" calcext:value-type="float">
            <text:p>1429300</text:p>
          </table:table-cell>
          <table:table-cell office:value-type="float" office:value="437" calcext:value-type="float">
            <text:p>437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232" calcext:value-type="float">
            <text:p>6.3232</text:p>
          </table:table-cell>
          <table:table-cell office:value-type="float" office:value="56.4994" calcext:value-type="float">
            <text:p>56.49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.1542" calcext:value-type="float">
            <text:p>98.15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1289" calcext:value-type="float">
            <text:p>42.12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2198" calcext:value-type="float">
            <text:p>15.2198</text:p>
          </table:table-cell>
          <table:table-cell office:value-type="float" office:value="0.6893" calcext:value-type="float">
            <text:p>0.68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.0664" calcext:value-type="float">
            <text:p>173.066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69.9449" calcext:value-type="float">
            <text:p>169.9449</text:p>
          </table:table-cell>
          <table:table-cell office:value-type="float" office:value="1875038719" calcext:value-type="float">
            <text:p>187503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77" calcext:value-type="float">
            <text:p>4077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1033218.44" calcext:value-type="float">
            <text:p>11033218.44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29300" calcext:value-type="float">
            <text:p>1429300</text:p>
          </table:table-cell>
          <table:table-cell office:value-type="float" office:value="437" calcext:value-type="float">
            <text:p>437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217" calcext:value-type="float">
            <text:p>6.3217</text:p>
          </table:table-cell>
          <table:table-cell office:value-type="float" office:value="56.4711" calcext:value-type="float">
            <text:p>56.47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.1697" calcext:value-type="float">
            <text:p>98.16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4315" calcext:value-type="float">
            <text:p>42.43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0766" calcext:value-type="float">
            <text:p>14.0766</text:p>
          </table:table-cell>
          <table:table-cell office:value-type="float" office:value="0.6845" calcext:value-type="float">
            <text:p>0.68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.9519" calcext:value-type="float">
            <text:p>169.951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69.1083" calcext:value-type="float">
            <text:p>169.1083</text:p>
          </table:table-cell>
          <table:table-cell office:value-type="float" office:value="1875038719" calcext:value-type="float">
            <text:p>187503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2" calcext:value-type="float">
            <text:p>4002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1087797.37" calcext:value-type="float">
            <text:p>11087797.37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29300" calcext:value-type="float">
            <text:p>1429300</text:p>
          </table:table-cell>
          <table:table-cell office:value-type="float" office:value="437" calcext:value-type="float">
            <text:p>437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413" calcext:value-type="float">
            <text:p>6.3413</text:p>
          </table:table-cell>
          <table:table-cell office:value-type="float" office:value="56.4235" calcext:value-type="float">
            <text:p>56.42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.1852" calcext:value-type="float">
            <text:p>98.18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9328" calcext:value-type="float">
            <text:p>41.93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5615" calcext:value-type="float">
            <text:p>11.5615</text:p>
          </table:table-cell>
          <table:table-cell office:value-type="float" office:value="0.6768" calcext:value-type="float">
            <text:p>0.67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.1153" calcext:value-type="float">
            <text:p>169.115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68.9661" calcext:value-type="float">
            <text:p>168.9661</text:p>
          </table:table-cell>
          <table:table-cell office:value-type="float" office:value="1875038719" calcext:value-type="float">
            <text:p>187503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2" calcext:value-type="float">
            <text:p>4002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1097129" calcext:value-type="float">
            <text:p>11097129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29300" calcext:value-type="float">
            <text:p>1429300</text:p>
          </table:table-cell>
          <table:table-cell office:value-type="float" office:value="437" calcext:value-type="float">
            <text:p>437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297" calcext:value-type="float">
            <text:p>6.3297</text:p>
          </table:table-cell>
          <table:table-cell office:value-type="float" office:value="56.37" calcext:value-type="float">
            <text:p>56.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.082" calcext:value-type="float">
            <text:p>98.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9989" calcext:value-type="float">
            <text:p>41.99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2433" calcext:value-type="float">
            <text:p>11.2433</text:p>
          </table:table-cell>
          <table:table-cell office:value-type="float" office:value="0.6782" calcext:value-type="float">
            <text:p>0.67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.9731" calcext:value-type="float">
            <text:p>168.973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68.9604" calcext:value-type="float">
            <text:p>168.9604</text:p>
          </table:table-cell>
          <table:table-cell office:value-type="float" office:value="1875038719" calcext:value-type="float">
            <text:p>187503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2" calcext:value-type="float">
            <text:p>4002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1097502.19" calcext:value-type="float">
            <text:p>11097502.19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29300" calcext:value-type="float">
            <text:p>1429300</text:p>
          </table:table-cell>
          <table:table-cell office:value-type="float" office:value="437" calcext:value-type="float">
            <text:p>437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394" calcext:value-type="float">
            <text:p>6.3394</text:p>
          </table:table-cell>
          <table:table-cell office:value-type="float" office:value="56.3223" calcext:value-type="float">
            <text:p>56.32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.0014" calcext:value-type="float">
            <text:p>98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0662" calcext:value-type="float">
            <text:p>42.06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4549" calcext:value-type="float">
            <text:p>11.4549</text:p>
          </table:table-cell>
          <table:table-cell office:value-type="float" office:value="0.6559" calcext:value-type="float">
            <text:p>0.65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.9674" calcext:value-type="float">
            <text:p>168.967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68.7438" calcext:value-type="float">
            <text:p>168.7438</text:p>
          </table:table-cell>
          <table:table-cell office:value-type="float" office:value="1875038719" calcext:value-type="float">
            <text:p>187503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2" calcext:value-type="float">
            <text:p>4002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1111747.56" calcext:value-type="float">
            <text:p>11111747.56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29300" calcext:value-type="float">
            <text:p>1429300</text:p>
          </table:table-cell>
          <table:table-cell office:value-type="float" office:value="437" calcext:value-type="float">
            <text:p>437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316" calcext:value-type="float">
            <text:p>6.3316</text:p>
          </table:table-cell>
          <table:table-cell office:value-type="float" office:value="56.3279" calcext:value-type="float">
            <text:p>56.32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.0446" calcext:value-type="float">
            <text:p>98.04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6601" calcext:value-type="float">
            <text:p>41.66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1291" calcext:value-type="float">
            <text:p>11.1291</text:p>
          </table:table-cell>
          <table:table-cell office:value-type="float" office:value="0.6476" calcext:value-type="float">
            <text:p>0.64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.7508" calcext:value-type="float">
            <text:p>168.750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69.0082" calcext:value-type="float">
            <text:p>169.0082</text:p>
          </table:table-cell>
          <table:table-cell office:value-type="float" office:value="1875038719" calcext:value-type="float">
            <text:p>187503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2" calcext:value-type="float">
            <text:p>4002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1094366.28" calcext:value-type="float">
            <text:p>11094366.28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29300" calcext:value-type="float">
            <text:p>1429300</text:p>
          </table:table-cell>
          <table:table-cell office:value-type="float" office:value="437" calcext:value-type="float">
            <text:p>437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323" calcext:value-type="float">
            <text:p>6.3323</text:p>
          </table:table-cell>
          <table:table-cell office:value-type="float" office:value="56.3143" calcext:value-type="float">
            <text:p>56.31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.0122" calcext:value-type="float">
            <text:p>98.0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2377" calcext:value-type="float">
            <text:p>42.2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1661" calcext:value-type="float">
            <text:p>11.1661</text:p>
          </table:table-cell>
          <table:table-cell office:value-type="float" office:value="0.6484" calcext:value-type="float">
            <text:p>0.6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.0152" calcext:value-type="float">
            <text:p>169.015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68.8411" calcext:value-type="float">
            <text:p>168.8411</text:p>
          </table:table-cell>
          <table:table-cell office:value-type="float" office:value="1875038719" calcext:value-type="float">
            <text:p>187503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2" calcext:value-type="float">
            <text:p>4002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1105345.32" calcext:value-type="float">
            <text:p>11105345.32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29300" calcext:value-type="float">
            <text:p>1429300</text:p>
          </table:table-cell>
          <table:table-cell office:value-type="float" office:value="437" calcext:value-type="float">
            <text:p>437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451" calcext:value-type="float">
            <text:p>6.3451</text:p>
          </table:table-cell>
          <table:table-cell office:value-type="float" office:value="56.2842" calcext:value-type="float">
            <text:p>56.28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.1461" calcext:value-type="float">
            <text:p>98.1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1122" calcext:value-type="float">
            <text:p>42.1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9819" calcext:value-type="float">
            <text:p>10.9819</text:p>
          </table:table-cell>
          <table:table-cell office:value-type="float" office:value="1.0267" calcext:value-type="float">
            <text:p>1.02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.8481" calcext:value-type="float">
            <text:p>168.848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69.8921" calcext:value-type="float">
            <text:p>169.8921</text:p>
          </table:table-cell>
          <table:table-cell office:value-type="float" office:value="1875038719" calcext:value-type="float">
            <text:p>187503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2" calcext:value-type="float">
            <text:p>4002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1036647.66" calcext:value-type="float">
            <text:p>11036647.66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29300" calcext:value-type="float">
            <text:p>1429300</text:p>
          </table:table-cell>
          <table:table-cell office:value-type="float" office:value="437" calcext:value-type="float">
            <text:p>437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13" calcext:value-type="float">
            <text:p>6.313</text:p>
          </table:table-cell>
          <table:table-cell office:value-type="float" office:value="56.4143" calcext:value-type="float">
            <text:p>56.41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.6305" calcext:value-type="float">
            <text:p>98.63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6324" calcext:value-type="float">
            <text:p>42.63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1936" calcext:value-type="float">
            <text:p>11.1936</text:p>
          </table:table-cell>
          <table:table-cell office:value-type="float" office:value="1.4811" calcext:value-type="float">
            <text:p>1.48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.8991" calcext:value-type="float">
            <text:p>169.8991</text:p>
          </table:table-cell>
        </table:table-row>
      </table:table>
      <table:named-expressions/>
      <table:database-ranges>
        <table:database-range table:name="__Anonymous_Sheet_DB__0" table:target-range-address="ross.A1:ross.BE6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17T18:53:01.284169734</dc:date>
    <dc:creator>Elkin Cruz</dc:creator>
    <meta:editing-duration>PT13M49S</meta:editing-duration>
    <meta:editing-cycles>1</meta:editing-cycles>
    <meta:document-statistic meta:table-count="1" meta:cell-count="3477" meta:object-count="0"/>
    <meta:generator>LibreOffice/7.4.1.2$Linux_X86_64 LibreOffice_project/40$Build-2</meta:generator>
  </office:meta>
</office:document-meta>
</file>